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Laboratório de programação</text:p>
          </table:table-cell>
          <table:table-cell table:style-name="ce2" office:value-type="string" calcext:value-type="string" table:number-columns-spanned="9" table:number-rows-spanned="1">
            <text:p>1<text:span text:style-name="T1">a</text:span> VA</text:p>
          </table:table-cell>
          <table:covered-table-cell table:number-columns-repeated="8"/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8</text:p>
          </table:table-cell>
          <table:table-cell/>
        </table:table-row>
        <table:table-row table:style-name="ro2">
          <table:table-cell office:value-type="string" calcext:value-type="string">
            <text:p>ADRIEL CLEBSON ALVES DE BRI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ONIO CARLOS DA SILV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ANTONIO DEYVSON DE GOIS GUIMARÃ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ANCA PINTO CARDO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BRUNO LINS MAI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CRISTIAN DE ALBUQUERQUE SILVA SAN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EGO BRAGA CHAVES DA COST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OUGLAS CÂNDIDO AMORIM DE SEN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DSON FAGNER DA SILVA CRISTOVAM</text:p>
          </table:table-cell>
          <table:table-cell table:number-columns-repeated="8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<text:s/>FELIPE AURÉLIO FELIX DOS SAN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/>FELIPE DE ARAÚJO MORAIS VILAR OLIVEIRA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3" calcext:value-type="float">
            <text:p>9,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<text:s/>FILIPE CARLOS XAVIER DE OLIVEIR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<text:s/>FILIPE LOURENCO OLIVEIRA LIN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/>FILIPE PETICOR MEI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<text:s/>FRANCISCO QUEIROGA DA SILVA NET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7" calcext:value-type="float">
            <text:p>9,7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<text:s/>HUGO ALEXANDRE DA SILVA TEIXEIR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<text:s/>IAGO NERES BEZERRA DO NASCIMENT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<text:s/>JOÃO JOSÉ ANTONIO SOUZA D AMORI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<text:s/>JOÃO PAULO BARBOSA DE MEDEIRO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.7" calcext:value-type="float">
            <text:p>9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/>JOÃO VICTOR ARAUJO FERNANDES DA COST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7" calcext:value-type="float">
            <text:p>9,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<text:s/>JOBSON ROCHA PEREIR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<text:s/>JOSE CARLOS MONTE SILVA JUNIOR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JOSÉ MATHEUS SOUZA DE OLIVEIRA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JOSÉ ROMILSON DE SOUZA BARRO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KEYSON RAPHAEL ACIOLI DA CONCEICA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KLEBER FIGUERÊDO SABINO DE LIM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CAS FELIPE OLIVEIRA NASCIMENTO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.3" calcext:value-type="float">
            <text:p>8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CAS FILIPE VIEIRA DA SILVA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LUÍZ HENRIQUE SOUZA DA SIL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OEL ANTÔNIO DE FREITAS NET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IA ISABEL COSTA SANTIAGO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,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MATHEUS BRANDAO DE AMORI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HEUS CAMPOS DA SILVA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ICHEL FERREIRA DA SILVA ME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CTOR OLIMPIO DA SILVA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WELLINGTON LUIZ ANTONI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,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0/00/0000</text:date>, <text:time style:data-style-name="N2" text:time-value="14:26:33.51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5:22:40.278000000</meta:creation-date>
    <dc:date>2016-04-26T16:27:50.994000000</dc:date>
    <meta:editing-duration>PT6H9M17S</meta:editing-duration>
    <meta:editing-cycles>28</meta:editing-cycles>
    <meta:generator>LibreOffice/5.0.4.2$Windows_X86_64 LibreOffice_project/2b9802c1994aa0b7dc6079e128979269cf95bc78</meta:generator>
    <meta:document-statistic meta:table-count="1" meta:cell-count="253" meta:object-count="0"/>
  </office:meta>
</office:document-meta>
</file>